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alsIncludedDTO.setMealsIncludedType( MealsIncludedType mealsInclud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lsIncludedDTO.MealsIncludedDTO( MealsIncluded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alsIncludedDTO.setBreakfastNumber( int breakfas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lsIncludedDTO.MealsIncluded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alsIncludedDTO.getBreakfas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lsIncludedDTO.getMealsInclud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